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17e" officeooo:paragraph-rsid="0003117e"/>
    </style:style>
    <style:style style:name="P2" style:family="paragraph" style:parent-style-name="Standard">
      <style:text-properties officeooo:rsid="0003117e" officeooo:paragraph-rsid="0005e6c3"/>
    </style:style>
    <style:style style:name="P3" style:family="paragraph" style:parent-style-name="Standard">
      <style:text-properties officeooo:rsid="0005e6c3" officeooo:paragraph-rsid="0005e6c3"/>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start" style:justify-single-word="false" fo:text-indent="0in" style:auto-text-indent="false"/>
      <style:text-properties officeooo:paragraph-rsid="0005e6c3"/>
    </style:style>
    <style:style style:name="T1" style:family="text">
      <style:text-properties officeooo:rsid="00048cdf"/>
    </style:style>
    <style:style style:name="T2" style:family="text">
      <style:text-properties officeooo:rsid="0005e6c3"/>
    </style:style>
    <style:style style:name="T3" style:family="text">
      <style:text-properties fo:color="#000000" style:font-name="Monospace" fo:font-size="12pt" style:font-size-asian="12pt"/>
    </style:style>
    <style:style style:name="T4" style:family="text">
      <style:text-properties fo:color="#000000" style:font-name="Monospace" fo:font-size="12pt" officeooo:rsid="0005e6c3" style:font-size-asian="12pt"/>
    </style:style>
    <style:style style:name="T5" style:family="text">
      <style:text-properties fo:color="#6a3e3e" style:font-name="Monospace" fo:font-size="12pt" style:font-size-asian="12pt"/>
    </style:style>
    <style:style style:name="T6" style:family="text">
      <style:text-properties fo:color="#0000c0" style:font-name="Monospace" fo:font-size="12pt" style:font-size-asian="12pt"/>
    </style:style>
    <style:style style:name="T7" style:family="text">
      <style:text-properties fo:color="#7f0055" style:font-name="Monospace" fo:font-size="12pt" fo:font-weight="bold" style:font-size-asian="12pt" style:font-weight-asian="bold"/>
    </style:style>
    <style:style style:name="T8" style:family="text">
      <style:text-properties fo:color="#3f7f5f" style:font-name="Monospace" fo:font-size="12pt" style:font-size-asian="12pt"/>
    </style:style>
    <style:style style:name="T9" style:family="text">
      <style:text-properties fo:color="#3f7f5f" style:font-name="Monospace" fo:font-size="12pt" style:text-underline-style="solid" style:text-underline-width="auto" style:text-underline-color="font-color"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1 Aditya Mehta</text:p>
      <text:p text:style-name="P1"/>
      <text:p text:style-name="P1">1. The algorithm I chose is mergesort. The algorithm is stable because it when mergesort is called recursively it breaks the main array into subarrays. However the subarrays are still in order. <text:span text:style-name="T1">And the compares still proceed from left to right.</text:span></text:p>
      <text:p text:style-name="P1"/>
      <text:p text:style-name="P3">Here mergesort is called recursively dividing the main array into subarrays:</text:p>
      <text:p text:style-name="P3"/>
      <text:p text:style-name="P3"><text:span text:style-name="T3">mergeSort(</text:span><text:span text:style-name="T5">low</text:span><text:span text:style-name="T3">, </text:span><text:span text:style-name="T6">mid</text:span><text:span text:style-name="T3">);</text:span></text:p>
      <text:p text:style-name="P4"><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1"/>
      <text:p text:style-name="P3">Here the merge function is implemented, going from left to right: </text:p>
      <text:p text:style-name="P3"><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4"><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4"><text:span text:style-name="T3"><text:tab/><text:tab/><text:tab/><text:tab/></text:span><text:span text:style-name="T5">j</text:span><text:span text:style-name="T3">++;</text:span></text:p>
      <text:p text:style-name="P4"><text:span text:style-name="T3"><text:tab/><text:tab/><text:tab/><text:tab/></text:span><text:span text:style-name="T5">k</text:span><text:span text:style-name="T3">++;</text:span></text:p>
      <text:p text:style-name="P4"><text:span text:style-name="T3"><text:tab/><text:tab/><text:tab/>}<text:tab/></text:span></text:p>
      <text:p text:style-name="P4"><text:span text:style-name="T3"><text:tab/><text:tab/><text:tab/></text:span><text:span text:style-name="T7">else</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4"><text:span text:style-name="T3"><text:tab/><text:tab/><text:tab/><text:tab/></text:span><text:span text:style-name="T5">i</text:span><text:span text:style-name="T3">++;</text:span></text:p>
      <text:p text:style-name="P4"><text:span text:style-name="T3"><text:tab/><text:tab/><text:tab/><text:tab/></text:span><text:span text:style-name="T5">k</text:span><text:span text:style-name="T3">++;</text:span></text:p>
      <text:p text:style-name="P3"><text:span text:style-name="T3"><text:tab/><text:tab/><text:tab/>}</text:span></text:p>
      <text:p text:style-name="P1"/>
      <text:p text:style-name="P1"/>
      <text:p text:style-name="P2">2. The <text:span text:style-name="T2">average time complexity of merge sort is N log N, because it is a divide and conquer algorithm.</text:span></text:p>
      <text:p text:style-name="P2"/>
      <text:p text:style-name="P2"><text:span text:style-name="T2"><text:s/>The </text:span>best case time complexity of mergesort is <text:span text:style-name="T2">also</text:span> N log N. <text:span text:style-name="T1">Even when the array is fully sorted we must break the array into pieces and merge it back together. So even in the best case, the algorithm must still do the same amount of work, making it NlogN,</text:span></text:p>
      <text:p text:style-name="P2"/>
      <text:p text:style-name="P3"><text:span text:style-name="T3">mergeSort(</text:span><text:span text:style-name="T5">low</text:span><text:span text:style-name="T3">, </text:span><text:span text:style-name="T6">mid</text:span><text:span text:style-name="T3">);</text:span></text:p>
      <text:p text:style-name="P5"><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2"/>
      <text:p text:style-name="P2"><text:span text:style-name="T7">public</text:span><text:span text:style-name="T3"> </text:span><text:span text:style-name="T7">void</text:span><text:span text:style-name="T3"> merge(</text:span><text:span text:style-name="T7">int</text:span><text:span text:style-name="T3"> </text:span><text:span text:style-name="T5">low</text:span><text:span text:style-name="T3">, </text:span><text:span text:style-name="T7">int</text:span><text:span text:style-name="T3"> </text:span><text:span text:style-name="T5">mid</text:span><text:span text:style-name="T3">, </text:span><text:span text:style-name="T7">int</text:span><text:span text:style-name="T3"> </text:span><text:span text:style-name="T5">high</text:span><text:span text:style-name="T3">) {</text:span></text:p>
      <text:p text:style-name="P4"><text:span text:style-name="T3"><text:tab/><text:tab/></text:span><text:span text:style-name="T7">int</text:span><text:span text:style-name="T3"> </text:span><text:span text:style-name="T5">i</text:span><text:span text:style-name="T3"> = </text:span><text:span text:style-name="T5">low</text:span><text:span text:style-name="T3">;</text:span></text:p>
      <text:p text:style-name="P4"><text:span text:style-name="T3"><text:tab/><text:tab/></text:span><text:span text:style-name="T7">int</text:span><text:span text:style-name="T3"> </text:span><text:span text:style-name="T5">j</text:span><text:span text:style-name="T3"> = </text:span><text:span text:style-name="T5">mid</text:span><text:span text:style-name="T3">+1;</text:span></text:p>
      <text:p text:style-name="P4"><text:span text:style-name="T3"><text:tab/><text:tab/></text:span><text:span text:style-name="T7">int</text:span><text:span text:style-name="T3"> </text:span><text:span text:style-name="T5">k</text:span><text:span text:style-name="T3"> = </text:span><text:span text:style-name="T5">low</text:span><text:span text:style-name="T3">;</text:span></text:p>
      <text:p text:style-name="P4"><text:span text:style-name="T3"><text:tab/><text:tab/></text:span></text:p>
      <text:p text:style-name="P4"><text:span text:style-name="T3"><text:tab/><text:tab/></text:span><text:span text:style-name="T8">// Here we compare </text:span><text:span text:style-name="T9">temp</text:span><text:span text:style-name="T8">[i] </text:span><text:span text:style-name="T9">vs</text:span><text:span text:style-name="T8"> </text:span><text:span text:style-name="T9">temp</text:span><text:span text:style-name="T8">[j] and put them in </text:span><text:span text:style-name="T9">ans</text:span><text:span text:style-name="T8">[k[, after which we increment k</text:span></text:p>
      <text:p text:style-name="P4"><text:span text:style-name="T3"><text:tab/><text:tab/></text:span></text:p>
      <text:p text:style-name="P4"><text:span text:style-name="T3"><text:tab/><text:tab/></text:span><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4"><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4"><text:span text:style-name="T3"><text:tab/><text:tab/><text:tab/><text:tab/></text:span><text:span text:style-name="T5">j</text:span><text:span text:style-name="T3">++;</text:span></text:p>
      <text:p text:style-name="P4"><text:soft-page-break/><text:span text:style-name="T3"><text:tab/><text:tab/><text:tab/><text:tab/></text:span><text:span text:style-name="T5">k</text:span><text:span text:style-name="T3">++;</text:span></text:p>
      <text:p text:style-name="P4"><text:span text:style-name="T3"><text:tab/><text:tab/><text:tab/>}<text:tab/></text:span></text:p>
      <text:p text:style-name="P4"><text:span text:style-name="T3"><text:tab/><text:tab/><text:tab/></text:span><text:span text:style-name="T7">else</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4"><text:span text:style-name="T3"><text:tab/><text:tab/><text:tab/><text:tab/></text:span><text:span text:style-name="T5">i</text:span><text:span text:style-name="T3">++;</text:span></text:p>
      <text:p text:style-name="P4"><text:span text:style-name="T3"><text:tab/><text:tab/><text:tab/><text:tab/></text:span><text:span text:style-name="T5">k</text:span><text:span text:style-name="T3">++;</text:span></text:p>
      <text:p text:style-name="P4"><text:span text:style-name="T3"><text:tab/><text:tab/><text:tab/>}</text:span></text:p>
      <text:p text:style-name="P4"><text:span text:style-name="T3"><text:tab/><text:tab/><text:tab/><text:tab/></text:span></text:p>
      <text:p text:style-name="P2"><text:span text:style-name="T3"><text:tab/><text:tab/>}</text:span></text:p>
      <text:p text:style-name="P2"/>
      <text:p text:style-name="P2"/>
      <text:p text:style-name="P2"/>
      <text:p text:style-name="P1"/>
      <text:p text:style-name="P2">3. <text:s/>The <text:span text:style-name="T2">average time complexity of merge sort is N log N, because it is a divide and conquer algorithm.</text:span></text:p>
      <text:p text:style-name="P2"/>
      <text:p text:style-name="P2">The worse case time complexity of mergesort is N log N. <text:span text:style-name="T2">Even when the array is completely out of order we must break the array into pieces and merge it back together. So even in the worst case, the algorithm must still do the same amount of work, making it NlogN,</text:span></text:p>
      <text:p text:style-name="P2"/>
      <text:p text:style-name="P3"><text:span text:style-name="T3">mergeSort(</text:span><text:span text:style-name="T5">low</text:span><text:span text:style-name="T3">, </text:span><text:span text:style-name="T6">mid</text:span><text:span text:style-name="T3">);</text:span></text:p>
      <text:p text:style-name="P5"><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2"/>
      <text:p text:style-name="P2"><text:span text:style-name="T7">public</text:span><text:span text:style-name="T3"> </text:span><text:span text:style-name="T7">void</text:span><text:span text:style-name="T3"> merge(</text:span><text:span text:style-name="T7">int</text:span><text:span text:style-name="T3"> </text:span><text:span text:style-name="T5">low</text:span><text:span text:style-name="T3">, </text:span><text:span text:style-name="T7">int</text:span><text:span text:style-name="T3"> </text:span><text:span text:style-name="T5">mid</text:span><text:span text:style-name="T3">, </text:span><text:span text:style-name="T7">int</text:span><text:span text:style-name="T3"> </text:span><text:span text:style-name="T5">high</text:span><text:span text:style-name="T3">) {</text:span></text:p>
      <text:p text:style-name="P5"><text:span text:style-name="T3"><text:tab/><text:tab/></text:span><text:span text:style-name="T7">int</text:span><text:span text:style-name="T3"> </text:span><text:span text:style-name="T5">i</text:span><text:span text:style-name="T3"> = </text:span><text:span text:style-name="T5">low</text:span><text:span text:style-name="T3">;</text:span></text:p>
      <text:p text:style-name="P5"><text:span text:style-name="T3"><text:tab/><text:tab/></text:span><text:span text:style-name="T7">int</text:span><text:span text:style-name="T3"> </text:span><text:span text:style-name="T5">j</text:span><text:span text:style-name="T3"> = </text:span><text:span text:style-name="T5">mid</text:span><text:span text:style-name="T3">+1;</text:span></text:p>
      <text:p text:style-name="P5"><text:span text:style-name="T3"><text:tab/><text:tab/></text:span><text:span text:style-name="T7">int</text:span><text:span text:style-name="T3"> </text:span><text:span text:style-name="T5">k</text:span><text:span text:style-name="T3"> = </text:span><text:span text:style-name="T5">low</text:span><text:span text:style-name="T3">;</text:span></text:p>
      <text:p text:style-name="P5"><text:span text:style-name="T3"><text:tab/><text:tab/></text:span></text:p>
      <text:p text:style-name="P5"><text:span text:style-name="T3"><text:tab/><text:tab/></text:span><text:span text:style-name="T8">// Here we compare </text:span><text:span text:style-name="T9">temp</text:span><text:span text:style-name="T8">[i] </text:span><text:span text:style-name="T9">vs</text:span><text:span text:style-name="T8"> </text:span><text:span text:style-name="T9">temp</text:span><text:span text:style-name="T8">[j] and put them in </text:span><text:span text:style-name="T9">ans</text:span><text:span text:style-name="T8">[k[, after which we increment k</text:span></text:p>
      <text:p text:style-name="P5"><text:span text:style-name="T3"><text:tab/><text:tab/></text:span></text:p>
      <text:p text:style-name="P5"><text:span text:style-name="T3"><text:tab/><text:tab/></text:span><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5"><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5"><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5"><text:span text:style-name="T3"><text:tab/><text:tab/><text:tab/><text:tab/></text:span><text:span text:style-name="T5">j</text:span><text:span text:style-name="T3">++;</text:span></text:p>
      <text:p text:style-name="P5"><text:span text:style-name="T3"><text:tab/><text:tab/><text:tab/><text:tab/></text:span><text:span text:style-name="T5">k</text:span><text:span text:style-name="T3">++;</text:span></text:p>
      <text:p text:style-name="P5"><text:span text:style-name="T3"><text:tab/><text:tab/><text:tab/>}<text:tab/></text:span></text:p>
      <text:p text:style-name="P5"><text:span text:style-name="T3"><text:tab/><text:tab/><text:tab/></text:span><text:span text:style-name="T7">else</text:span><text:span text:style-name="T3"> {</text:span></text:p>
      <text:p text:style-name="P5"><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5"><text:span text:style-name="T3"><text:tab/><text:tab/><text:tab/><text:tab/></text:span><text:span text:style-name="T5">i</text:span><text:span text:style-name="T3">++;</text:span></text:p>
      <text:p text:style-name="P5"><text:span text:style-name="T3"><text:tab/><text:tab/><text:tab/><text:tab/></text:span><text:span text:style-name="T5">k</text:span><text:span text:style-name="T3">++;</text:span></text:p>
      <text:p text:style-name="P5"><text:span text:style-name="T3"><text:tab/><text:tab/><text:tab/>}</text:span></text:p>
      <text:p text:style-name="P5"><text:span text:style-name="T3"><text:tab/><text:tab/><text:tab/><text:tab/></text:span></text:p>
      <text:p text:style-name="P2"><text:span text:style-name="T3"><text:tab/><text:tab/>}</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03:04.998187980</meta:creation-date>
    <dc:date>2018-11-02T18:27:34.519141080</dc:date>
    <meta:editing-duration>PT26S</meta:editing-duration>
    <meta:editing-cycles>1</meta:editing-cycles>
    <meta:generator>LibreOffice/5.1.6.2$Linux_X86_64 LibreOffice_project/10m0$Build-2</meta:generator>
    <meta:document-statistic meta:table-count="0" meta:image-count="0" meta:object-count="0" meta:page-count="2" meta:paragraph-count="68" meta:word-count="390" meta:character-count="2158" meta:non-whitespace-character-count="1676"/>
  </office:meta>
</office:document-meta>
</file>